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5000001785BAE69728F82F5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T1" style:family="text">
      <style:text-properties fo:color="#ce9178" style:font-name="Droid Sans Mono" fo:font-size="10.5pt" fo:font-weight="normal" fo:background-color="#1e1e1e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draw:frame draw:style-name="fr1" draw:name="Image2" text:anchor-type="paragraph" svg:width="14.102cm" svg:height="9.948cm" draw:z-index="0"><draw:image xlink:href="Pictures/1000020100000215000001785BAE69728F82F5A4.png" xlink:type="simple" xlink:show="embed" xlink:actuate="onLoad" loext:mime-type="image/x-vclgraphic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5:52:11.898902469</meta:creation-date>
    <dc:date>2020-01-04T15:56:42.070917329</dc:date>
    <meta:editing-duration>PT4M32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